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008141" fo:font-size="11pt" fo:language="en" fo:country="none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008141" fo:font-size="11pt" fo:language="en" fo:country="none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M1; DM1 - Damara, do+ yo+u mind? We're having a private co+nversatio+n here.</text:p>
      <text:p text:style-name="P1">Please. Leave us alo+ne. We'll talk later, o+k?</text:p>
      <text:p text:style-name="P1">(that's her specialty. just igno+re her until she go+es away.)</text:p>
      <text:p text:style-name="P1">KM2 - Ah, seems we have co+mpany. Guess we sho+uld wrap this up!</text:p>
      <text:p text:style-name="P1">I'm very happy yo+u came to+ see me. I ho+pe yo+u'll bear in mind what I said.</text:p>
      <text:p text:style-name="P1">Yo+u have impo+rtant wo+rk ahead o+f yo+u. The legacy o+f o+ur race is in yo+ur hands.</text:p>
      <text:p text:style-name="P1">I kno+w yo+u will make me pro+ud.</text:p>
      <text:p text:style-name="P1">KM3; MP5 - Let's stay in to+uch, Kanaya. Co+me lo+o+king fo+r me in yo+ur dreams any time yo+u like.</text:p>
      <text:p text:style-name="P1">And be sure no+t to+ let that o+ne to+o+ far o+ut o+f yo+ur sight.</text:p>
      <text:p text:style-name="P1">Please. Yo+u aren't even mad. Yo+u just wanted an excuse to+ use mo+re fish puns.</text:p>
      <text:p text:style-name="P1">_</text:p>
      <text:p text:style-name="P1">MP4 - Meenah, what are yo+u do+ing? Do+n't hassle her fo+r private info+rmatio+n. It's rude.</text:p>
      <text:p text:style-name="P1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3" meta:word-count="149" meta:character-count="788"/>
    <meta:generator>OpenOffice/4.1.2$Win32 OpenOffice.org_project/412m3$Build-9782</meta:generator>
  </office:meta>
</office:document-meta>
</file>